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fb515" draw:textarea-horizontal-align="center" draw:textarea-vertical-align="middle" draw:auto-grow-height="false"/>
    </style:style>
    <style:style style:name="gr4" style:family="graphic" style:parent-style-name="standard">
      <style:graphic-properties draw:stroke="none" draw:fill="solid" draw:fill-color="#83caff" draw:textarea-horizontal-align="center" draw:textarea-vertical-align="middle" draw:auto-grow-height="false"/>
    </style:style>
    <style:style style:name="gr5" style:family="graphic" style:parent-style-name="standard">
      <style:graphic-properties svg:stroke-color="#000000" draw:fill="none" draw:textarea-horizontal-align="justify" draw:textarea-vertical-align="bottom" draw:auto-grow-height="fals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808080" draw:fill="solid" draw:fill-color="#80808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line-height="100%" fo:text-align="star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69cm" svg:height="1.016cm" svg:x="23.262cm" svg:y="7.023cm">
          <text:p text:style-name="P1">QCDNU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143cm" svg:height="1.089cm" svg:x="26.658cm" svg:y="7.023cm">
          <text:p text:style-name="P1">LAPA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13cm" svg:height="1.159cm" svg:x="19.749cm" svg:y="4.249cm">
          <text:p text:style-name="P1">YOD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84cm" svg:height="1.159cm" svg:x="14.715cm" svg:y="4.259cm">
          <text:p text:style-name="P1">HepM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973cm" svg:height="1.159cm" svg:x="17.522cm" svg:y="4.249cm">
          <text:p text:style-name="P1">Fastje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63cm" svg:height="1.105cm" svg:x="9.298cm" svg:y="10.344cm">
          <text:p text:style-name="P1">Q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42cm" svg:height="1.994cm" svg:x="9.635cm" svg:y="8.547cm">
          <text:p text:style-name="P1">Blackha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49cm" svg:height="3.429cm" svg:x="23.424cm" svg:y="7.985cm">
          <text:p text:style-name="P1"><text:span text:style-name="T1">xFi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226cm" svg:height="2.867cm" svg:x="15.687cm" svg:y="5.245cm">
          <text:p text:style-name="P1"><text:span text:style-name="T2">Rive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24cm" svg:height="0.778cm" svg:x="8.654cm" svg:y="0.738cm">
          <text:p text:style-name="P4"><text:s text:c="54"/>Can be taken from CVM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524cm" svg:height="0.778cm" svg:x="8.665cm" svg:y="1.738cm">
          <text:p text:style-name="P4"><text:s text:c="51"/>Has to be locally install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842cm" svg:height="10.16cm" svg:x="8.046cm" svg:y="3.3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7.62cm" svg:height="10.16cm" svg:x="14.569cm" svg:y="3.3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7.366cm" svg:height="10.16cm" svg:x="22.816cm" svg:y="3.3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842cm" svg:height="2.032cm" svg:x="7.919cm" svg:y="13.4cm">
          <text:p text:style-name="P1">Monte Carlo</text:p>
          <text:p text:style-name="P1">event generati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493cm" svg:height="2.032cm" svg:x="14.604cm" svg:y="13.454cm">
          <text:p text:style-name="P1">Rivet event analysis</text:p>
          <text:p text:style-name="P1">Creation of fastNLO table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2.032cm" svg:x="23.605cm" svg:y="13.081cm">
          <text:p text:style-name="P1">PDF fits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783cm" svg:height="2.032cm" svg:x="13.28cm" svg:y="5.726cm">
          <text:p text:style-name="P1"><text:span text:style-name="T3">Even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142cm" svg:height="1.724cm" svg:x="16.761cm" svg:y="7.912cm">
          <text:p text:style-name="P1">MCgrid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991cm" svg:height="2.032cm" svg:x="20.057cm" svg:y="9.509cm">
          <text:p text:style-name="P1"><text:span text:style-name="T3">Histogram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4.937cm" svg:height="3.121cm" svg:x="8.57cm" svg:y="5.699cm">
          <text:p text:style-name="P1"><text:span text:style-name="T2">SHERP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42cm" svg:height="1.724cm" svg:x="17.109cm" svg:y="9.563cm">
          <text:p text:style-name="P1">fastNL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9T17:17:40.996999290</meta:creation-date>
    <dc:date>2016-06-16T12:35:17.622458449</dc:date>
    <meta:editing-duration>PT22M16S</meta:editing-duration>
    <meta:editing-cycles>8</meta:editing-cycles>
    <meta:generator>LibreOffice/4.2.8.2$Linux_X86_64 LibreOffice_project/420m0$Build-2</meta:generator>
    <meta:document-statistic meta:object-count="22"/>
  </office:meta>
</office:document-meta>
</file>